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2pt" fo:font-weight="bold" officeooo:rsid="000f212a" officeooo:paragraph-rsid="000f212a" style:font-weight-asian="bold" style:font-weight-complex="bold"/>
    </style:style>
    <style:style style:name="P2" style:family="paragraph" style:parent-style-name="Text_20_body">
      <style:text-properties officeooo:rsid="000f212a" officeooo:paragraph-rsid="000f21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OCS</text:p>
      <text:p text:style-name="P1"/>
      <text:p text:style-name="P1">CURSO DE CSS</text:p>
      <text:p text:style-name="Text_20_body"/>
      <text:p text:style-name="P2">Este vídeo faz parte do pacote, que contém:</text:p>
      <text:p text:style-name="P2">- Dois snippets, um de css e um de html</text:p>
      <text:p text:style-name="P2">- Um texto com o roteiro deste projeto</text:p>
      <text:p text:style-name="P2">- O site completo resultado deste projet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08:12:06.732202120</meta:creation-date>
    <dc:date>2019-05-03T08:14:37.254652120</dc:date>
    <meta:editing-duration>PT2M34S</meta:editing-duration>
    <meta:editing-cycles>1</meta:editing-cycles>
    <meta:document-statistic meta:table-count="0" meta:image-count="0" meta:object-count="0" meta:page-count="1" meta:paragraph-count="6" meta:word-count="37" meta:character-count="178" meta:non-whitespace-character-count="147"/>
    <meta:generator>LibreOffice/6.0.7.3$Linux_X86_64 LibreOffice_project/00m0$Build-3</meta:generator>
  </office:meta>
</office:document-meta>
</file>